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7d9e8"/>
    </style:style>
    <style:style style:name="P2" style:family="paragraph" style:parent-style-name="Text_20_body">
      <style:text-properties officeooo:paragraph-rsid="0007d9e8"/>
    </style:style>
    <style:style style:name="P3" style:family="paragraph">
      <loext:graphic-properties draw:fill="solid" draw:fill-color="#008080" draw:opacity="20%"/>
      <style:text-properties style:font-name="Liberation Serif" fo:font-size="1pt" style:font-name-asian="Liberation Serif1" style:font-name-complex="Liberation Serif1"/>
    </style:style>
    <style:style style:name="T1" style:family="text">
      <style:text-properties officeooo:rsid="000cd9e7"/>
    </style:style>
    <style:style style:name="T2" style:family="text">
      <style:text-properties fo:color="#008080" loext:opacity="100%" fo:font-size="20pt" style:text-underline-style="solid" style:text-underline-width="auto" style:text-underline-color="font-color" style:font-size-asian="20pt" style:font-size-complex="20pt"/>
    </style:style>
    <style:style style:name="T3" style:family="text">
      <style:text-properties fo:color="#008080" loext:opacity="100%" fo:font-size="20pt" style:text-underline-style="solid" style:text-underline-width="auto" style:text-underline-color="font-color" officeooo:rsid="000ff4eb" style:font-size-asian="20pt" style:font-size-complex="20pt"/>
    </style:style>
    <style:style style:name="T4" style:family="text">
      <style:text-properties fo:color="#008080" loext:opacity="100%" fo:font-size="14pt" style:font-size-asian="14pt" style:font-size-complex="14pt"/>
    </style:style>
    <style:style style:name="T5" style:family="text">
      <style:text-properties fo:color="#008080" loext:opacity="100%" fo:font-size="14pt" officeooo:rsid="000cd9e7" style:font-size-asian="14pt" style:font-size-complex="14pt"/>
    </style:style>
    <style:style style:name="T6" style:family="text">
      <style:text-properties fo:color="#008080" loext:opacity="100%" fo:font-weight="bold" style:font-weight-asian="bold" style:font-weight-complex="bold"/>
    </style:style>
    <style:style style:name="T7" style:family="text">
      <style:text-properties fo:color="#008080" loext:opacity="100%" fo:font-weight="bold" officeooo:rsid="000cd9e7" style:font-weight-asian="bold" style:font-weight-complex="bold"/>
    </style:style>
    <style:style style:name="gr1" style:family="graphic">
      <style:graphic-properties draw:stroke="none" draw:fill="solid" draw:fill-color="#008080" draw:opacity="20%" draw:auto-grow-height="false" draw:auto-grow-width="false" fo:min-height="1.3189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008080" draw:opacity="20%" draw:auto-grow-height="false" draw:auto-grow-width="false" fo:min-height="1.3965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008080" draw:opacity="20%" draw:auto-grow-height="false" draw:auto-grow-width="false" fo:min-height="0.8839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Quality AI </text:span></text:span><text:span text:style-name="Strong_20_Emphasis"><text:span text:style-name="T2">Return and Refund Policy</text:span></text:span></text:p>
      <text:p text:style-name="P2"><text:span text:style-name="Strong_20_Emphasis"><text:span text:style-name="T5">1. </text:span></text:span><text:span text:style-name="Strong_20_Emphasis"><text:span text:style-name="T4">REFUNDS</text:span></text:span></text:p>
      <text:p text:style-name="P2"><text:tab/><text:span text:style-name="T6">1.1 </text:span><text:span text:style-name="Strong_20_Emphasis"><text:span text:style-name="T6">General Policy</text:span></text:span><text:span text:style-name="T6">:</text:span> Refunds are not typically available for our services, as they are intangible and delivered electronically. Once you have completed your transaction, you have successfully paid for the service, and no refunds will be issued.</text:p>
      <text:p text:style-name="P2"><text:tab/><text:span text:style-name="T6">1.2 </text:span><text:span text:style-name="Strong_20_Emphasis"><text:span text:style-name="T6">Exceptions</text:span></text:span><text:span text:style-name="T6">:</text:span></text:p>
      <text:p text:style-name="P2"><text:tab/><text:tab/><text:span text:style-name="T6">a. </text:span><text:span text:style-name="Strong_20_Emphasis"><text:span text:style-name="T6">Double Charging or Overcharging</text:span></text:span><text:span text:style-name="T6">:</text:span> If you were charged more than once or <text:tab/><text:tab/><text:tab/>charged an incorrect amount, we will issue a refund for the excess charge. </text:p>
      <text:p text:style-name="P2"><text:tab/><text:tab/><text:span text:style-name="T6">b. </text:span><text:span text:style-name="Strong_20_Emphasis"><text:span text:style-name="T6">Technical Issues</text:span></text:span><text:span text:style-name="T6">:</text:span> If you are unable to access the service due to technical issues <text:tab/><text:tab/>beyond your control, we may issue a refund on a case-by-case basis. </text:p>
      <text:p text:style-name="P2"><text:tab/><text:tab/><text:span text:style-name="T6">c. </text:span><text:span text:style-name="Strong_20_Emphasis"><text:span text:style-name="T6">Material Failure to Provide the Service</text:span></text:span><text:span text:style-name="T6">:</text:span> If we materially fail to provide the <text:tab/><text:tab/><text:tab/>service as described, we may issue a refund on a case-by-case basis.</text:p>
      <text:p text:style-name="P2"><text:span text:style-name="Strong_20_Emphasis"><text:span text:style-name="T5">2. </text:span></text:span><text:span text:style-name="Strong_20_Emphasis"><text:span text:style-name="T4">REQUESTING A REFUND</text:span></text:span></text:p>
      <text:p text:style-name="P2"><text:span text:style-name="T1"><text:tab/></text:span><text:span text:style-name="T7">2</text:span><text:span text:style-name="T6">.1 </text:span><text:span text:style-name="Strong_20_Emphasis"><text:span text:style-name="T6">Time-frame</text:span></text:span><text:span text:style-name="T6">:</text:span> To request a refund, please contact our customer support within 30 days of the transaction.</text:p>
      <text:p text:style-name="P2"><text:span text:style-name="T1"><text:tab/></text:span><text:span text:style-name="T7">2.</text:span><text:span text:style-name="T6">2 </text:span><text:span text:style-name="Strong_20_Emphasis"><text:span text:style-name="T6">Process</text:span></text:span><text:span text:style-name="T6">: </text:span>Refunds, if granted, will be issued in the same form of payment used for the original transaction. We may require additional information to process your refund request.</text:p>
      <text:p text:style-name="P2"><text:span text:style-name="Strong_20_Emphasis"><text:span text:style-name="T5">3. </text:span></text:span><text:span text:style-name="Strong_20_Emphasis"><text:span text:style-name="T4">CANCELLATIONS</text:span></text:span></text:p>
      <text:p text:style-name="P2"><text:tab/><text:span text:style-name="T7">3</text:span><text:span text:style-name="T6">.1 </text:span><text:span text:style-name="Strong_20_Emphasis"><text:span text:style-name="T6">Cancellation Requests</text:span></text:span><text:span text:style-name="T6">:</text:span> If you wish to cancel a service, please contact our customer support. Once a service has been delivered or accessed, no refunds or cancellations will be gran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008080" draw:opacity="20%"/>
      <style:text-properties style:font-name="Liberation Serif" fo:font-size="1pt" style:font-name-asian="Liberation Serif1" style:font-name-complex="Liberation Serif1"/>
    </style:style>
    <style:style style:name="Mgr1" style:family="graphic">
      <style:graphic-properties draw:stroke="none" draw:fill="solid" draw:fill-color="#008080" draw:opacity="20%" draw:auto-grow-height="false" draw:auto-grow-width="false" fo:min-height="1.3189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008080" draw:opacity="20%" draw:auto-grow-height="false" draw:auto-grow-width="false" fo:min-height="0.8839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008080" draw:opacity="20%" draw:auto-grow-height="false" draw:auto-grow-width="false" fo:min-height="1.3965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0" draw:name="PowerPlusWaterMarkObject" draw:style-name="Mgr1" draw:text-style-name="MP1" svg:width="6.6925in" svg:height="1.3185in" draw:transform="skewX (6.54192838646876E-017) rotate (0.785398163397448) translate (0.514583333333333in 6.86009405074366in)"><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1"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2"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3"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4" draw:name="PowerPlusWaterMarkObject" draw:style-name="Mgr2" draw:text-style-name="MP1" svg:width="4.4878in" svg:height="0.8835in" draw:transform="skewX (7.2765432849983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5"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6" draw:name="PowerPlusWaterMarkObject" draw:style-name="Mgr3" draw:text-style-name="MP1" svg:width="7.0862in" svg:height="1.3961in" draw:transform="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7"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8"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9" draw:name="PowerPlusWaterMarkObject" draw:style-name="Mgr1" draw:text-style-name="MP1" svg:width="6.6925in" svg:height="1.3185in" draw:transform="skewX (6.54192838646876E-017) rotate (0.785398163397448)"><text:p>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7:10:10.645621351</meta:creation-date>
    <dc:date>2025-08-06T17:14:55.063999914</dc:date>
    <meta:editing-duration>PT4M44S</meta:editing-duration>
    <meta:editing-cycles>2</meta:editing-cycles>
    <meta:generator>LibreOffice/24.2.7.2$Linux_X86_64 LibreOffice_project/420$Build-2</meta:generator>
    <meta:document-statistic meta:table-count="0" meta:image-count="0" meta:object-count="0" meta:page-count="1" meta:paragraph-count="12" meta:word-count="208" meta:character-count="1287" meta:non-whitespace-character-count="1070"/>
  </office:meta>
</office:document-meta>
</file>